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90000027862CA9EF3D9C819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bec" officeooo:paragraph-rsid="000fcbec"/>
    </style:style>
    <style:style style:name="P2" style:family="paragraph" style:parent-style-name="Standard">
      <style:text-properties style:font-name="Nimbus Sans" fo:font-size="18pt" officeooo:rsid="000fcbec" officeooo:paragraph-rsid="000fcbec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Yash Herekar</text:p>
      <text:p text:style-name="P2">USN: 2GI20CS184</text:p>
      <text:p text:style-name="P2">Output: Term work 4</text:p>
      <text:p text:style-name="P2"/>
      <text:p text:style-name="P2"/>
      <text:p text:style-name="P1"><draw:frame draw:style-name="fr1" draw:name="Image1" text:anchor-type="char" svg:width="6.6929in" svg:height="7.8772in" draw:z-index="0"><draw:image xlink:href="Pictures/10000201000002190000027862CA9EF3D9C819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6T07:28:23.897068618</meta:creation-date>
    <dc:date>2021-12-16T07:29:55.365095841</dc:date>
    <meta:editing-duration>PT1M32S</meta:editing-duration>
    <meta:editing-cycles>1</meta:editing-cycles>
    <meta:document-statistic meta:table-count="0" meta:image-count="1" meta:object-count="0" meta:page-count="1" meta:paragraph-count="3" meta:word-count="9" meta:character-count="52" meta:non-whitespace-character-count="46"/>
    <meta:generator>LibreOffice/7.1.7.2$Linux_X86_64 LibreOffice_project/10$Build-2</meta:generator>
  </office:meta>
</office:document-meta>
</file>